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autospace="none" fo:text-align="center" style:line-height-at-least="0.1388in"/>
      <style:text-properties style:font-name="Arial" style:font-name-asian="Arial" fo:color="#FF3333" fo:font-size="18pt" style:font-size-asian="18pt" style:font-size-complex="18pt" style:text-underline-type="single" style:text-underline-style="solid" style:text-underline-width="auto" style:text-underline-mode="continuous" fo:language="en" fo:country="US"/>
    </style:style>
    <style:style style:name="P2" style:parent-style-name="Standard" style:family="paragraph">
      <style:text-properties fo:color="#0000CC" fo:font-size="15pt" style:font-size-asian="15pt" style:font-size-complex="15pt" fo:language="en" fo:country="US"/>
    </style:style>
    <style:style style:name="P3" style:parent-style-name="Standard" style:family="paragraph">
      <style:text-properties fo:font-size="15pt" style:font-size-asian="15pt" style:font-size-complex="15pt" fo:language="en" fo:country="US"/>
    </style:style>
    <style:style style:name="P4" style:parent-style-name="Standard" style:family="paragraph">
      <style:text-properties fo:color="#0000CC" fo:font-size="15pt" style:font-size-asian="15pt" style:font-size-complex="15pt" fo:language="en" fo:country="US"/>
    </style:style>
    <style:style style:name="T5" style:parent-style-name="Policepardéfaut" style:family="text">
      <style:text-properties fo:color="#000000" fo:font-size="15pt" style:font-size-asian="15pt" style:font-size-complex="15pt" fo:language="en" fo:country="US"/>
    </style:style>
    <style:style style:name="T6" style:parent-style-name="Policepardéfaut" style:family="text">
      <style:text-properties fo:font-weight="bold" style:font-weight-asian="bold" style:font-weight-complex="bold" fo:color="#000000" fo:font-size="15pt" style:font-size-asian="15pt" style:font-size-complex="15pt" fo:language="en" fo:country="US"/>
    </style:style>
    <style:style style:name="T7" style:parent-style-name="Policepardéfaut" style:family="text">
      <style:text-properties fo:color="#000000" fo:font-size="15pt" style:font-size-asian="15pt" style:font-size-complex="15pt" fo:language="en" fo:country="US"/>
    </style:style>
    <style:style style:name="T8" style:parent-style-name="Policepardéfaut" style:family="text">
      <style:text-properties fo:color="#000000" fo:font-size="15pt" style:font-size-asian="15pt" style:font-size-complex="15pt" fo:language="en" fo:country="US"/>
    </style:style>
    <style:style style:name="T9" style:parent-style-name="Policepardéfaut" style:family="text">
      <style:text-properties fo:font-weight="bold" style:font-weight-asian="bold" style:font-weight-complex="bold" fo:color="#000000" fo:font-size="15pt" style:font-size-asian="15pt" style:font-size-complex="15pt" fo:language="en" fo:country="US"/>
    </style:style>
    <style:style style:name="T10" style:parent-style-name="Policepardéfaut" style:family="text">
      <style:text-properties fo:color="#000000" fo:font-size="15pt" style:font-size-asian="15pt" style:font-size-complex="15pt" fo:language="en" fo:country="US"/>
    </style:style>
    <style:style style:name="T11" style:parent-style-name="Policepardéfaut" style:family="text">
      <style:text-properties fo:color="#000000" fo:font-size="15pt" style:font-size-asian="15pt" style:font-size-complex="15pt" fo:language="en" fo:country="US"/>
    </style:style>
    <style:style style:name="T12" style:parent-style-name="Policepardéfaut" style:family="text">
      <style:text-properties fo:font-weight="bold" style:font-weight-asian="bold" style:font-weight-complex="bold" fo:color="#000000" fo:font-size="15pt" style:font-size-asian="15pt" style:font-size-complex="15pt" fo:language="en" fo:country="US"/>
    </style:style>
    <style:style style:name="T13" style:parent-style-name="Policepardéfaut" style:family="text">
      <style:text-properties fo:color="#000000" fo:font-size="15pt" style:font-size-asian="15pt" style:font-size-complex="15pt" fo:language="en" fo:country="US"/>
    </style:style>
    <style:style style:name="T14" style:parent-style-name="Policepardéfaut" style:family="text">
      <style:text-properties fo:font-weight="bold" style:font-weight-asian="bold" style:font-weight-complex="bold" fo:color="#000000" fo:font-size="15pt" style:font-size-asian="15pt" style:font-size-complex="15pt" fo:language="en" fo:country="US"/>
    </style:style>
    <style:style style:name="T15" style:parent-style-name="Policepardéfaut" style:family="text">
      <style:text-properties fo:color="#000000" fo:font-size="15pt" style:font-size-asian="15pt" style:font-size-complex="15pt" fo:language="en" fo:country="US"/>
    </style:style>
    <style:style style:name="T16" style:parent-style-name="Policepardéfaut" style:family="text">
      <style:text-properties fo:font-weight="bold" style:font-weight-asian="bold" style:font-weight-complex="bold" fo:color="#000000" fo:font-size="15pt" style:font-size-asian="15pt" style:font-size-complex="15pt" fo:language="en" fo:country="US"/>
    </style:style>
    <style:style style:name="T17" style:parent-style-name="Policepardéfaut" style:family="text">
      <style:text-properties fo:color="#000000" fo:font-size="15pt" style:font-size-asian="15pt" style:font-size-complex="15pt" fo:language="en" fo:country="US"/>
    </style:style>
    <style:style style:name="T18" style:parent-style-name="Policepardéfaut" style:family="text">
      <style:text-properties fo:color="#000000" fo:font-size="15pt" style:font-size-asian="15pt" style:font-size-complex="15pt" fo:language="en" fo:country="US"/>
    </style:style>
    <style:style style:name="T19" style:parent-style-name="Policepardéfaut" style:family="text">
      <style:text-properties fo:color="#000000" fo:font-size="15pt" style:font-size-asian="15pt" style:font-size-complex="15pt" fo:language="en" fo:country="US"/>
    </style:style>
    <style:style style:name="T20" style:parent-style-name="Policepardéfaut" style:family="text">
      <style:text-properties fo:font-weight="bold" style:font-weight-asian="bold" style:font-weight-complex="bold" fo:color="#000000" fo:font-size="15pt" style:font-size-asian="15pt" style:font-size-complex="15pt" fo:language="en" fo:country="US"/>
    </style:style>
    <style:style style:name="T21" style:parent-style-name="Policepardéfaut" style:family="text">
      <style:text-properties fo:color="#000000" fo:font-size="15pt" style:font-size-asian="15pt" style:font-size-complex="15pt" fo:language="en" fo:country="US"/>
    </style:style>
    <style:style style:name="T22" style:parent-style-name="Policepardéfaut" style:family="text">
      <style:text-properties fo:color="#000000" fo:font-size="15pt" style:font-size-asian="15pt" style:font-size-complex="15pt" fo:language="en" fo:country="US"/>
    </style:style>
    <style:style style:name="P23" style:parent-style-name="Standard" style:family="paragraph">
      <style:text-properties fo:color="#0000CC" fo:font-size="15pt" style:font-size-asian="15pt" style:font-size-complex="15pt" fo:language="en" fo:country="US"/>
    </style:style>
    <style:style style:name="T24" style:parent-style-name="Policepardéfaut" style:family="text">
      <style:text-properties fo:color="#000000" fo:font-size="15pt" style:font-size-asian="15pt" style:font-size-complex="15pt" fo:language="en" fo:country="US"/>
    </style:style>
    <style:style style:name="T25" style:parent-style-name="Policepardéfaut" style:family="text">
      <style:text-properties fo:font-weight="bold" style:font-weight-asian="bold" style:font-weight-complex="bold" fo:color="#000000" fo:font-size="15pt" style:font-size-asian="15pt" style:font-size-complex="15pt" fo:language="en" fo:country="US"/>
    </style:style>
    <style:style style:name="T26" style:parent-style-name="Policepardéfaut" style:family="text">
      <style:text-properties fo:font-weight="bold" style:font-weight-asian="bold" style:font-weight-complex="bold" fo:color="#000000" fo:font-size="15pt" style:font-size-asian="15pt" style:font-size-complex="15pt" fo:language="en" fo:country="US"/>
    </style:style>
    <style:style style:name="T27" style:parent-style-name="Policepardéfaut" style:family="text">
      <style:text-properties fo:color="#000000" fo:font-size="15pt" style:font-size-asian="15pt" style:font-size-complex="15pt" fo:language="en" fo:country="US"/>
    </style:style>
    <style:style style:name="P28" style:parent-style-name="Standard" style:family="paragraph">
      <style:text-properties fo:color="#0000CC" fo:font-size="15pt" style:font-size-asian="15pt" style:font-size-complex="15pt" fo:language="en" fo:country="US"/>
    </style:style>
    <style:style style:name="P29" style:parent-style-name="Standard" style:family="paragraph">
      <style:text-properties fo:color="#000000" fo:font-size="15pt" style:font-size-asian="15pt" style:font-size-complex="15pt" fo:language="en" fo:country="US"/>
    </style:style>
    <style:style style:name="T30" style:parent-style-name="Policepardéfaut" style:family="text">
      <style:text-properties fo:font-weight="bold" style:font-weight-asian="bold" style:font-weight-complex="bold" fo:color="#000000" fo:font-size="15pt" style:font-size-asian="15pt" style:font-size-complex="15pt" fo:language="en" fo:country="US"/>
    </style:style>
    <style:style style:name="T31" style:parent-style-name="Policepardéfaut" style:family="text">
      <style:text-properties fo:color="#000000" fo:font-size="15pt" style:font-size-asian="15pt" style:font-size-complex="15pt" fo:language="en" fo:country="US"/>
    </style:style>
    <style:style style:name="T32" style:parent-style-name="Policepardéfaut" style:family="text">
      <style:text-properties fo:font-weight="bold" style:font-weight-asian="bold" style:font-weight-complex="bold" fo:color="#000000" fo:font-size="15pt" style:font-size-asian="15pt" style:font-size-complex="15pt" fo:language="en" fo:country="US"/>
    </style:style>
    <style:style style:name="T33" style:parent-style-name="Policepardéfaut" style:family="text">
      <style:text-properties fo:color="#000000" fo:font-size="15pt" style:font-size-asian="15pt" style:font-size-complex="15pt" fo:language="en" fo:country="US"/>
    </style:style>
    <style:style style:name="T34" style:parent-style-name="Policepardéfaut" style:family="text">
      <style:text-properties fo:color="#000000" fo:font-size="15pt" style:font-size-asian="15pt" style:font-size-complex="15pt" fo:language="en" fo:country="US"/>
    </style:style>
    <style:style style:name="T35" style:parent-style-name="Policepardéfaut" style:family="text">
      <style:text-properties fo:color="#000000" fo:font-size="15pt" style:font-size-asian="15pt" style:font-size-complex="15pt" fo:language="en" fo:country="US"/>
    </style:style>
    <style:style style:name="T36" style:parent-style-name="Policepardéfaut" style:family="text">
      <style:text-properties fo:font-weight="bold" style:font-weight-asian="bold" style:font-weight-complex="bold" fo:color="#000000" fo:font-size="15pt" style:font-size-asian="15pt" style:font-size-complex="15pt" fo:language="en" fo:country="US"/>
    </style:style>
    <style:style style:name="T37" style:parent-style-name="Policepardéfaut" style:family="text">
      <style:text-properties fo:color="#000000" fo:font-size="15pt" style:font-size-asian="15pt" style:font-size-complex="15pt" fo:language="en" fo:country="US"/>
    </style:style>
    <style:style style:name="P38" style:parent-style-name="Standard" style:family="paragraph">
      <style:text-properties fo:color="#0000FF" fo:font-size="15pt" style:font-size-asian="15pt" style:font-size-complex="15pt" fo:language="en" fo:country="US"/>
    </style:style>
    <style:style style:name="T39" style:parent-style-name="Policepardéfaut" style:family="text">
      <style:text-properties fo:color="#000000" fo:font-size="15pt" style:font-size-asian="15pt" style:font-size-complex="15pt" fo:language="en" fo:country="US"/>
    </style:style>
    <style:style style:name="T40" style:parent-style-name="Policepardéfaut" style:family="text">
      <style:text-properties fo:font-weight="bold" style:font-weight-asian="bold" style:font-weight-complex="bold" fo:color="#000000" fo:font-size="15pt" style:font-size-asian="15pt" style:font-size-complex="15pt" fo:language="en" fo:country="US"/>
    </style:style>
    <style:style style:name="T41" style:parent-style-name="Policepardéfaut" style:family="text">
      <style:text-properties fo:font-weight="bold" style:font-weight-asian="bold" style:font-weight-complex="bold" fo:color="#000000" fo:font-size="15pt" style:font-size-asian="15pt" style:font-size-complex="15pt" fo:language="en" fo:country="US"/>
    </style:style>
    <style:style style:name="T42" style:parent-style-name="Policepardéfaut" style:family="text">
      <style:text-properties fo:color="#000000" fo:font-size="15pt" style:font-size-asian="15pt" style:font-size-complex="15pt" fo:language="en" fo:country="US"/>
    </style:style>
    <style:style style:name="P43" style:parent-style-name="Standard" style:family="paragraph">
      <style:text-properties fo:color="#0000FF" fo:font-size="15pt" style:font-size-asian="15pt" style:font-size-complex="15pt" fo:language="en" fo:country="US"/>
    </style:style>
    <style:style style:name="P44" style:parent-style-name="Standard" style:family="paragraph">
      <style:text-properties fo:font-weight="bold" style:font-weight-asian="bold" style:font-weight-complex="bold" fo:color="#000000" fo:font-size="15pt" style:font-size-asian="15pt" style:font-size-complex="15pt" fo:language="en" fo:country="US"/>
    </style:style>
    <style:style style:name="T45" style:parent-style-name="Policepardéfaut" style:family="text">
      <style:text-properties fo:font-weight="bold" style:font-weight-asian="bold" style:font-weight-complex="bold" fo:color="#000000" fo:font-size="15pt" style:font-size-asian="15pt" style:font-size-complex="15pt" fo:language="en" fo:country="US"/>
    </style:style>
    <style:style style:name="T46" style:parent-style-name="Policepardéfaut" style:family="text">
      <style:text-properties fo:font-weight="bold" style:font-weight-asian="bold" style:font-weight-complex="bold" fo:color="#000000" fo:font-size="15pt" style:font-size-asian="15pt" style:font-size-complex="15pt" fo:language="en" fo:country="US"/>
    </style:style>
    <style:style style:name="T47" style:parent-style-name="Policepardéfaut" style:family="text">
      <style:text-properties fo:color="#000000" fo:font-size="15pt" style:font-size-asian="15pt" style:font-size-complex="15pt" fo:language="en" fo:country="US"/>
    </style:style>
    <style:style style:name="T48" style:parent-style-name="Policepardéfaut" style:family="text">
      <style:text-properties style:font-name-asian="Georgia" style:font-name-complex="Georgia" fo:color="#000000" fo:font-size="15pt" style:font-size-asian="15pt" style:font-size-complex="15pt" fo:language="en" fo:country="US"/>
    </style:style>
    <style:style style:name="T49" style:parent-style-name="Policepardéfaut" style:family="text">
      <style:text-properties style:font-name-asian="Georgia" style:font-name-complex="Georgia" fo:color="#000000" fo:font-size="15pt" style:font-size-asian="15pt" style:font-size-complex="15pt" fo:language="en" fo:country="US"/>
    </style:style>
    <style:style style:name="T50" style:parent-style-name="Policepardéfaut" style:family="text">
      <style:text-properties style:font-name-asian="Georgia" style:font-name-complex="Georgia" fo:font-weight="bold" style:font-weight-asian="bold" style:font-weight-complex="bold" fo:color="#000000" fo:font-size="15pt" style:font-size-asian="15pt" style:font-size-complex="15pt" fo:language="en" fo:country="US"/>
    </style:style>
    <style:style style:name="T51" style:parent-style-name="Policepardéfaut" style:family="text">
      <style:text-properties style:font-name-asian="Georgia" style:font-name-complex="Georgia" fo:font-weight="bold" style:font-weight-asian="bold" style:font-weight-complex="bold" fo:color="#000000" fo:font-size="15pt" style:font-size-asian="15pt" style:font-size-complex="15pt" fo:language="en" fo:country="US"/>
    </style:style>
    <style:style style:name="T52" style:parent-style-name="Policepardéfaut" style:family="text">
      <style:text-properties style:font-name-asian="Georgia" style:font-name-complex="Georgia" fo:color="#000000" fo:font-size="15pt" style:font-size-asian="15pt" style:font-size-complex="15pt" fo:language="en" fo:country="US"/>
    </style:style>
    <style:style style:name="T53" style:parent-style-name="Policepardéfaut" style:family="text">
      <style:text-properties fo:color="#000000" fo:font-size="15pt" style:font-size-asian="15pt" style:font-size-complex="15pt" fo:language="en" fo:country="US"/>
    </style:style>
    <style:style style:name="P54" style:parent-style-name="Standard" style:family="paragraph">
      <style:text-properties fo:color="#0000FF" fo:font-size="15pt" style:font-size-asian="15pt" style:font-size-complex="15pt" fo:language="en" fo:country="US"/>
    </style:style>
    <style:style style:name="P55" style:parent-style-name="Standard" style:family="paragraph">
      <style:text-properties fo:color="#000000" fo:font-size="15pt" style:font-size-asian="15pt" style:font-size-complex="15pt" fo:language="en" fo:country="US"/>
    </style:style>
    <style:style style:name="P56" style:parent-style-name="Standard" style:family="paragraph">
      <style:text-properties fo:color="#0000CC" fo:font-size="15pt" style:font-size-asian="15pt" style:font-size-complex="15pt" fo:language="en" fo:country="US"/>
    </style:style>
    <style:style style:name="P57" style:parent-style-name="Standard" style:family="paragraph">
      <style:text-properties fo:color="#000000" fo:font-size="15pt" style:font-size-asian="15pt" style:font-size-complex="15pt" fo:language="en" fo:country="US"/>
    </style:style>
    <style:style style:name="P58" style:parent-style-name="Standard" style:family="paragraph">
      <style:text-properties fo:color="#0000FF" fo:font-size="15pt" style:font-size-asian="15pt" style:font-size-complex="15pt" fo:language="en" fo:country="US"/>
    </style:style>
    <style:style style:name="T59" style:parent-style-name="Policepardéfaut" style:family="text">
      <style:text-properties fo:color="#000000" fo:font-size="15pt" style:font-size-asian="15pt" style:font-size-complex="15pt" fo:language="en" fo:country="US"/>
    </style:style>
  </office:automatic-styles>
  <office:body>
    <office:text text:use-soft-page-breaks="true">
      <text:p text:style-name="P1">Control of a wind turbine</text:p>
      <text:p text:style-name="P2">1)</text:p>
      <text:p text:style-name="P3">Hello I will present my project about the supervision of a wind turbine.</text:p>
      <text:p text:style-name="P4">2)</text:p>
      <text:p text:style-name="Standard"><text:span text:style-name="T5">Here is the summary. That represents</text:span><text:span text:style-name="T6"><text:s/>how I dealt with this project</text:span><text:span text:style-name="T7">.</text:span></text:p>
      <text:p text:style-name="Standard"><text:span text:style-name="T8">We have<text:s/></text:span><text:span text:style-name="T9">for the first part</text:span><text:span text:style-name="T10"><text:s/>...,</text:span></text:p>
      <text:p text:style-name="Standard"><text:span text:style-name="T11">for<text:s/></text:span><text:span text:style-name="T12">the second</text:span><text:span text:style-name="T13"><text:s/>…,</text:span></text:p>
      <text:p text:style-name="Standard"><text:span text:style-name="T14">then</text:span><text:span text:style-name="T15"><text:s/>…,</text:span></text:p>
      <text:p text:style-name="Standard"><text:span text:style-name="T16">after the questions</text:span><text:span text:style-name="T17"><text:s/></text:span><text:span text:style-name="T18">…,</text:span></text:p>
      <text:p text:style-name="Standard"><text:span text:style-name="T19">and for<text:s/></text:span><text:span text:style-name="T20">the final part</text:span><text:span text:style-name="T21"><text:s/>…</text:span><text:span text:style-name="T22">,</text:span></text:p>
      <text:p text:style-name="P23">3)</text:p>
      <text:p text:style-name="Standard"><text:span text:style-name="T24">Wind energy is in full development around the world. These large structures are everywhere and they can be<text:s/></text:span><text:span text:style-name="T25">da</text:span><text:span text:style-name="T26">ngerous for us</text:span><text:span text:style-name="T27">.</text:span></text:p>
      <text:p text:style-name="P28">4)</text:p>
      <text:p text:style-name="P29">The wind turbine works with a weather station, can measure atmospheric parameters for example:</text:p>
      <text:p text:style-name="Standard"><text:span text:style-name="T30">wind speed</text:span><text:span text:style-name="T31"><text:s/>or<text:s/></text:span><text:span text:style-name="T32">wind direction<text:s/></text:span><text:span text:style-name="T33">with</text:span><text:span text:style-name="T34"><text:s/>a lot of instruments.</text:span></text:p>
      <text:p text:style-name="Standard"><text:span text:style-name="T35">But there are also other calculations such as<text:s/></text:span><text:span text:style-name="T36">voltage or power</text:span><text:span text:style-name="T37"><text:s/>that are directly related to the wind turbine.</text:span></text:p>
      <text:p text:style-name="P38">5)</text:p>
      <text:p text:style-name="Standard"><text:span text:style-name="T39">The piloting of a wind farm is automatic. All this data is<text:s/></text:span><text:span text:style-name="T40">measured and sent to the<text:s/></text:span><text:span text:style-name="T41">control station<text:s/></text:span><text:span text:style-name="T42">where it's shared on the internet in real time.</text:span></text:p>
      <text:p text:style-name="P43">6)</text:p>
      <text:p text:style-name="P44">There are two types of<text:s/>modes:</text:p>
      <text:p text:style-name="Standard"><text:span text:style-name="T45">-In automatic<text:s/></text:span><text:span text:style-name="T46">mode</text:span><text:span text:style-name="T47">:</text:span><text:span text:style-name="T48"><text:s/>It can control the position of the wind turbine according to the direction of the wind and control the stop of the wind turbine if the fo</text:span><text:span text:style-name="T49">rce of the wind is too high.</text:span></text:p>
      <text:p text:style-name="Standard"><text:span text:style-name="T50">-In manual<text:s/></text:span><text:span text:style-name="T51">mode:</text:span><text:span text:style-name="T52"><text:s/>T</text:span><text:span text:style-name="T53">he control station receives control information via the internet by the operator or by the manufacturer.</text:span></text:p>
      <text:p text:style-name="P54">7)</text:p>
      <text:p text:style-name="P55">Here we can see an example of a control interface with the wind turbine on the internet.</text:p>
      <text:p text:style-name="P56">8)</text:p>
      <text:p text:style-name="P57">Electric companies like Engie use this kind of remote supervision. This is useful for controlling their production or in case of sensor failure, but also to limit the dangers. In case of risk, the operator can : put the wind turbine in its original position during a strong torsion inside the mast and orient the pale in flag mode during a tornado.</text:p>
      <text:p text:style-name="P58">9)</text:p>
      <text:p text:style-name="Standard"><text:span text:style-name="T59">Remote supervision of a wind turbine is very useful. This makes it possible to manage its electricity production easily and to react quickly in case of ris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bjetavecflèche" style:display-name="Objet avec flèche" style:family="paragraph" style:parent-style-name="Standard">
      <style:text-properties fo:hyphenate="false"/>
    </style:style>
    <style:style style:name="Objetavecombre" style:display-name="Objet avec ombre" style:family="paragraph" style:parent-style-name="Standard">
      <style:text-properties fo:hyphenate="false"/>
    </style:style>
    <style:style style:name="Objetsansremplissage" style:display-name="Objet sans remplissage" style:family="paragraph" style:parent-style-name="Standard">
      <style:text-properties fo:hyphenate="false"/>
    </style:style>
    <style:style style:name="Objetsansremplissageniligne" style:display-name="Objet sans remplissage ni ligne" style:family="paragraph" style:parent-style-name="Standard">
      <style:text-properties fo:hyphenate="false"/>
    </style:style>
    <style:style style:name="Text" style:display-name="Text" style:family="paragraph" style:parent-style-name="Légende">
      <style:text-properties fo:hyphenate="false"/>
    </style:style>
    <style:style style:name="Corpsdetextejustifié" style:display-name="Corps de texte justifié" style:family="paragraph" style:parent-style-name="Standard">
      <style:text-properties fo:hyphenate="false"/>
    </style:style>
    <style:style style:name="Retraitdepremièreligne" style:display-name="Retrait de première ligne" style:family="paragraph" style:parent-style-name="Standard">
      <style:paragraph-properties fo:text-indent="0.2361in"/>
      <style:text-properties fo:hyphenate="false"/>
    </style:style>
    <style:style style:name="Titre3" style:display-name="Titre3" style:family="paragraph" style:parent-style-name="Standard">
      <style:text-properties fo:hyphenate="false"/>
    </style:style>
    <style:style style:name="Titre4" style:display-name="Titre4" style:family="paragraph" style:parent-style-name="Standard">
      <style:paragraph-properties fo:text-align="center"/>
      <style:text-properties fo:hyphenate="false"/>
    </style:style>
    <style:style style:name="Titre5" style:display-name="Titre5" style:family="paragraph" style:parent-style-name="Standard">
      <style:paragraph-properties fo:text-align="center" fo:margin-top="0.0395in" fo:margin-bottom="0.0395in" fo:margin-right="0.0784in"/>
      <style:text-properties fo:hyphenate="false"/>
    </style:style>
    <style:style style:name="Titre1" style:display-name="Titre1" style:family="paragraph" style:parent-style-name="Standard">
      <style:paragraph-properties fo:margin-top="0.1652in" fo:margin-bottom="0.0826in"/>
      <style:text-properties fo:hyphenate="false"/>
    </style:style>
    <style:style style:name="Titre2" style:display-name="Titre2" style:family="paragraph" style:parent-style-name="Standard">
      <style:paragraph-properties fo:margin-top="0.1652in" fo:margin-bottom="0.0826in"/>
      <style:text-properties fo:hyphenate="false"/>
    </style:style>
    <style:style style:name="Lignedecote" style:display-name="Ligne de cote" style:family="paragraph" style:parent-style-name="Standard">
      <style:text-properties fo:hyphenate="false"/>
    </style:style>
    <style:style style:name="StandardLTGliederung1" style:display-name="Standard~LT~Gliederung 1" style:family="paragraph">
      <style:paragraph-properties style:text-autospace="none" fo:margin-bottom="0.1965in"/>
      <style:text-properties style:font-name="Lucida Sans" style:font-name-asian="Lucida Sans" style:font-name-complex="Lucida Sans" fo:color="#FFFFFF" fo:font-size="30pt" style:font-size-asian="30pt" style:font-size-complex="30pt" fo:hyphenate="false"/>
    </style:style>
    <style:style style:name="StandardLTGliederung2" style:display-name="Standard~LT~Gliederung 2" style:family="paragraph" style:parent-style-name="StandardLTGliederung1">
      <style:paragraph-properties fo:margin-bottom="0.1576in"/>
      <style:text-properties fo:font-size="24pt" style:font-size-asian="24pt" style:font-size-complex="24pt" fo:hyphenate="false"/>
    </style:style>
    <style:style style:name="StandardLTGliederung3" style:display-name="Standard~LT~Gliederung 3" style:family="paragraph" style:parent-style-name="StandardLTGliederung2">
      <style:paragraph-properties fo:margin-bottom="0.118in"/>
      <style:text-properties fo:font-size="20pt" style:font-size-asian="20pt" style:font-size-complex="20pt" fo:hyphenate="false"/>
    </style:style>
    <style:style style:name="StandardLTGliederung4" style:display-name="Standard~LT~Gliederung 4" style:family="paragraph" style:parent-style-name="StandardLTGliederung3">
      <style:paragraph-properties fo:margin-bottom="0.0784in"/>
      <style:text-properties fo:hyphenate="false"/>
    </style:style>
    <style:style style:name="StandardLTGliederung5" style:display-name="Standard~LT~Gliederung 5" style:family="paragraph" style:parent-style-name="StandardLTGliederung4">
      <style:paragraph-properties fo:margin-bottom="0.0395in"/>
      <style:text-properties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style:text-autospace="none"/>
      <style:text-properties style:font-name="Lucida Sans" style:font-name-asian="Lucida Sans" style:font-name-complex="Lucida Sans" fo:color="#FFFFFF" fo:font-size="18pt" style:font-size-asian="18pt" style:font-size-complex="18pt" fo:hyphenate="false"/>
    </style:style>
    <style:style style:name="StandardLTUntertitel" style:display-name="Standard~LT~Untertitel" style:family="paragraph">
      <style:paragraph-properties style:text-autospace="none" fo:text-align="center"/>
      <style:text-properties style:font-name="Lucida Sans" style:font-name-asian="Lucida Sans" style:font-name-complex="Lucida Sans" fo:font-size="32pt" style:font-size-asian="32pt" style:font-size-complex="32pt" fo:hyphenate="false"/>
    </style:style>
    <style:style style:name="StandardLTNotizen" style:display-name="Standard~LT~Notizen" style:family="paragraph">
      <style:paragraph-properties style:text-autospace="none" fo:margin-left="0.2361in" fo:text-indent="-0.2361in">
        <style:tab-stops/>
      </style:paragraph-properties>
      <style:text-properties style:font-name="Lucida Sans" style:font-name-asian="Lucida Sans" style:font-name-complex="Lucida Sans" fo:font-size="20pt" style:font-size-asian="20pt" style:font-size-complex="20pt" fo:hyphenate="false"/>
    </style:style>
    <style:style style:name="StandardLTHintergrundobjekte" style:display-name="Standard~LT~Hintergrundobjekte" style:family="paragraph">
      <style:paragraph-properties style:text-autospace="none"/>
      <style:text-properties fo:hyphenate="false"/>
    </style:style>
    <style:style style:name="StandardLTHintergrund" style:display-name="Standard~LT~Hintergrund" style:family="paragraph">
      <style:paragraph-properties style:text-autospace="none"/>
      <style:text-properties fo:hyphenate="false"/>
    </style:style>
    <style:style style:name="default" style:display-name="default" style:family="paragraph">
      <style:paragraph-properties style:text-autospace="none" style:line-height-at-least="0.1388in"/>
      <style:text-properties style:font-name="Arial" style:font-name-asian="Arial" fo:font-size="18pt" style:font-size-asian="18pt" style:font-size-complex="18pt"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WW-Titre" style:display-name="WW-Titre" style:family="paragraph">
      <style:paragraph-properties style:text-autospace="none"/>
      <style:text-properties style:font-name="Lucida Sans" style:font-name-asian="Lucida Sans" style:font-name-complex="Lucida Sans" fo:color="#FFFFFF"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Objetsdarrière-plan" style:display-name="Objets d'arrière-plan" style:family="paragraph">
      <style:paragraph-properties style:text-autospace="none"/>
      <style:text-properties fo:hyphenate="false"/>
    </style:style>
    <style:style style:name="Arrière-plan" style:display-name="Arrière-plan" style:family="paragraph">
      <style:paragraph-properties style:text-autospace="none"/>
      <style:text-properties fo:hyphenate="false"/>
    </style:style>
    <style:style style:name="Notes" style:display-name="Notes" style:family="paragraph">
      <style:paragraph-properties style:text-autospace="none" fo:margin-left="0.2361in" fo:text-indent="-0.2361in">
        <style:tab-stops/>
      </style:paragraph-properties>
      <style:text-properties style:font-name="Lucida Sans" style:font-name-asian="Lucida Sans" style:font-name-complex="Lucida Sans" fo:font-size="20pt" style:font-size-asian="20pt" style:font-size-complex="20pt" fo:hyphenate="false"/>
    </style:style>
    <style:style style:name="Plan1" style:display-name="Plan 1" style:family="paragraph">
      <style:paragraph-properties style:text-autospace="none" fo:margin-bottom="0.1965in"/>
      <style:text-properties style:font-name="Lucida Sans" style:font-name-asian="Lucida Sans" style:font-name-complex="Lucida Sans" fo:color="#FFFFFF" fo:font-size="30pt" style:font-size-asian="30pt" style:font-size-complex="30pt" fo:hyphenate="false"/>
    </style:style>
    <style:style style:name="Plan2" style:display-name="Plan 2" style:family="paragraph" style:parent-style-name="Plan1">
      <style:paragraph-properties fo:margin-bottom="0.1576in"/>
      <style:text-properties fo:font-size="24pt" style:font-size-asian="24pt" style:font-size-complex="24pt" fo:hyphenate="false"/>
    </style:style>
    <style:style style:name="Plan3" style:display-name="Plan 3" style:family="paragraph" style:parent-style-name="Plan2">
      <style:paragraph-properties fo:margin-bottom="0.118in"/>
      <style:text-properties fo:font-size="20pt" style:font-size-asian="20pt" style:font-size-complex="20pt" fo:hyphenate="false"/>
    </style:style>
    <style:style style:name="Plan4" style:display-name="Plan 4" style:family="paragraph" style:parent-style-name="Plan3">
      <style:paragraph-properties fo:margin-bottom="0.0784in"/>
      <style:text-properties fo:hyphenate="false"/>
    </style:style>
    <style:style style:name="Plan5" style:display-name="Plan 5" style:family="paragraph" style:parent-style-name="Plan4">
      <style:paragraph-properties fo:margin-bottom="0.0395in"/>
      <style:text-properties fo:hyphenate="false"/>
    </style:style>
    <style:style style:name="Plan6" style:display-name="Plan 6" style:family="paragraph" style:parent-style-name="Plan5">
      <style:text-properties fo:hyphenate="false"/>
    </style:style>
    <style:style style:name="Plan7" style:display-name="Plan 7" style:family="paragraph" style:parent-style-name="Plan6">
      <style:text-properties fo:hyphenate="false"/>
    </style:style>
    <style:style style:name="Plan8" style:display-name="Plan 8" style:family="paragraph" style:parent-style-name="Plan7">
      <style:text-properties fo:hyphenate="false"/>
    </style:style>
    <style:style style:name="Plan9" style:display-name="Plan 9" style:family="paragraph" style:parent-style-name="Plan8">
      <style:text-properties fo:hyphenate="false"/>
    </style:style>
    <style:style style:name="Standard1LTGliederung1" style:display-name="Standard 1~LT~Gliederung 1" style:family="paragraph">
      <style:paragraph-properties style:text-autospace="none" fo:margin-bottom="0.1965in"/>
      <style:text-properties style:font-name="Lucida Sans" style:font-name-asian="Lucida Sans" style:font-name-complex="Lucida Sans" fo:color="#FFFFFF" fo:font-size="30pt" style:font-size-asian="30pt" style:font-size-complex="30pt" fo:hyphenate="false"/>
    </style:style>
    <style:style style:name="Standard1LTGliederung2" style:display-name="Standard 1~LT~Gliederung 2" style:family="paragraph" style:parent-style-name="StandardLTGliederung1">
      <style:paragraph-properties fo:margin-bottom="0.1576in"/>
      <style:text-properties fo:font-size="24pt" style:font-size-asian="24pt" style:font-size-complex="24pt" fo:hyphenate="false"/>
    </style:style>
    <style:style style:name="Standard1LTGliederung3" style:display-name="Standard 1~LT~Gliederung 3" style:family="paragraph" style:parent-style-name="StandardLTGliederung2">
      <style:paragraph-properties fo:margin-bottom="0.118in"/>
      <style:text-properties fo:font-size="20pt" style:font-size-asian="20pt" style:font-size-complex="20pt" fo:hyphenate="false"/>
    </style:style>
    <style:style style:name="Standard1LTGliederung4" style:display-name="Standard 1~LT~Gliederung 4" style:family="paragraph" style:parent-style-name="StandardLTGliederung3">
      <style:paragraph-properties fo:margin-bottom="0.0784in"/>
      <style:text-properties fo:hyphenate="false"/>
    </style:style>
    <style:style style:name="Standard1LTGliederung5" style:display-name="Standard 1~LT~Gliederung 5" style:family="paragraph" style:parent-style-name="StandardLTGliederung4">
      <style:paragraph-properties fo:margin-bottom="0.0395in"/>
      <style:text-properties fo:hyphenate="false"/>
    </style:style>
    <style:style style:name="Standard1LTGliederung6" style:display-name="Standard 1~LT~Gliederung 6" style:family="paragraph" style:parent-style-name="StandardLTGliederung5">
      <style:text-properties fo:hyphenate="false"/>
    </style:style>
    <style:style style:name="Standard1LTGliederung7" style:display-name="Standard 1~LT~Gliederung 7" style:family="paragraph" style:parent-style-name="StandardLTGliederung6">
      <style:text-properties fo:hyphenate="false"/>
    </style:style>
    <style:style style:name="Standard1LTGliederung8" style:display-name="Standard 1~LT~Gliederung 8" style:family="paragraph" style:parent-style-name="StandardLTGliederung7">
      <style:text-properties fo:hyphenate="false"/>
    </style:style>
    <style:style style:name="Standard1LTGliederung9" style:display-name="Standard 1~LT~Gliederung 9" style:family="paragraph" style:parent-style-name="StandardLTGliederung8">
      <style:text-properties fo:hyphenate="false"/>
    </style:style>
    <style:style style:name="Standard1LTTitel" style:display-name="Standard 1~LT~Titel" style:family="paragraph">
      <style:paragraph-properties style:text-autospace="none"/>
      <style:text-properties style:font-name="Lucida Sans" style:font-name-asian="Lucida Sans" style:font-name-complex="Lucida Sans" fo:color="#FFFFFF" fo:font-size="18pt" style:font-size-asian="18pt" style:font-size-complex="18pt" fo:hyphenate="false"/>
    </style:style>
    <style:style style:name="Standard1LTUntertitel" style:display-name="Standard 1~LT~Untertitel" style:family="paragraph">
      <style:paragraph-properties style:text-autospace="none" fo:text-align="center"/>
      <style:text-properties style:font-name="Lucida Sans" style:font-name-asian="Lucida Sans" style:font-name-complex="Lucida Sans" fo:font-size="32pt" style:font-size-asian="32pt" style:font-size-complex="32pt" fo:hyphenate="false"/>
    </style:style>
    <style:style style:name="Standard1LTNotizen" style:display-name="Standard 1~LT~Notizen" style:family="paragraph">
      <style:paragraph-properties style:text-autospace="none" fo:margin-left="0.2361in" fo:text-indent="-0.2361in">
        <style:tab-stops/>
      </style:paragraph-properties>
      <style:text-properties style:font-name="Lucida Sans" style:font-name-asian="Lucida Sans" style:font-name-complex="Lucida Sans" fo:font-size="20pt" style:font-size-asian="20pt" style:font-size-complex="20pt" fo:hyphenate="false"/>
    </style:style>
    <style:style style:name="Standard1LTHintergrundobjekte" style:display-name="Standard 1~LT~Hintergrundobjekte" style:family="paragraph">
      <style:paragraph-properties style:text-autospace="none"/>
      <style:text-properties fo:hyphenate="false"/>
    </style:style>
    <style:style style:name="Standard1LTHintergrund" style:display-name="Standard 1~LT~Hintergrund" style:family="paragraph">
      <style:paragraph-properties style:text-autospace="non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main Perez</meta:initial-creator>
    <dc:creator>Romain Perez</dc:creator>
    <meta:creation-date>2017-12-06T22:52:00Z</meta:creation-date>
    <dc:date>2020-11-08T15:13:00Z</dc:date>
    <meta:template xlink:href="Normal.dotm" xlink:type="simple"/>
    <meta:editing-cycles>20</meta:editing-cycles>
    <meta:editing-duration>PT5340S</meta:editing-duration>
    <meta:document-statistic meta:page-count="1" meta:paragraph-count="3" meta:word-count="272" meta:character-count="1767" meta:row-count="12" meta:non-whitespace-character-count="1498"/>
  </office:meta>
</office:document-meta>
</file>